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.011cm" fo:margin-bottom="0cm" loext:contextual-spacing="false" fo:line-height="100%" fo:text-align="center" style:justify-single-word="false" fo:text-indent="0cm" style:auto-text-indent="false"/>
      <style:text-properties fo:color="#000000" style:font-name="Source Sans Pro" fo:font-size="11pt" fo:language="en" fo:country="CA" officeooo:rsid="00d573bc" officeooo:paragraph-rsid="00e03c95" style:font-size-asian="11pt" style:font-size-complex="11pt"/>
    </style:style>
    <style:style style:name="P2" style:family="paragraph" style:parent-style-name="Standard">
      <style:paragraph-properties fo:line-height="100%" fo:text-align="center" style:justify-single-word="false" fo:break-before="page"/>
      <style:text-properties fo:color="#be3e82" style:font-name="Source Sans Pro Light" fo:font-size="20pt" fo:language="en" fo:country="CA" officeooo:rsid="001a54e6" officeooo:paragraph-rsid="00e03c95" style:font-size-asian="20pt" style:font-size-complex="20pt"/>
    </style:style>
    <style:style style:name="P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836a6e" style:font-size-asian="11pt" style:font-size-complex="11pt"/>
    </style:style>
    <style:style style:name="P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89e90a" style:font-size-asian="11pt" style:font-size-complex="11pt"/>
    </style:style>
    <style:style style:name="P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e51ad5" style:font-size-asian="11pt" style:font-size-complex="11pt"/>
    </style:style>
    <style:style style:name="P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36a6e" officeooo:paragraph-rsid="00836a6e" style:font-size-asian="11pt" style:font-size-complex="11pt"/>
    </style:style>
    <style:style style:name="P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0eda07e" style:font-size-asian="11pt" style:font-size-complex="11pt"/>
    </style:style>
    <style:style style:name="P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a3120" officeooo:paragraph-rsid="00eda07e" style:font-size-asian="11pt" style:font-size-complex="11pt"/>
    </style:style>
    <style:style style:name="P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aed12f" style:font-size-asian="11pt" style:font-size-complex="11pt"/>
    </style:style>
    <style:style style:name="P1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9bd5c8" officeooo:paragraph-rsid="009bd5c8" style:font-size-asian="11pt" style:font-size-complex="11pt"/>
    </style:style>
    <style:style style:name="P11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9728ea" officeooo:paragraph-rsid="009728ea" style:font-size-asian="11pt" style:font-size-complex="11pt"/>
    </style:style>
    <style:style style:name="P1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62e86" officeooo:paragraph-rsid="00cbf120" style:font-size-asian="10pt" style:font-size-complex="10pt"/>
    </style:style>
    <style:style style:name="P1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c5917" officeooo:paragraph-rsid="00ac5917" style:font-size-asian="10pt" style:font-size-complex="10pt"/>
    </style:style>
    <style:style style:name="P1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0d8b3b6" style:font-size-asian="10pt" style:font-size-complex="10pt"/>
    </style:style>
    <style:style style:name="P1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aa3120" officeooo:paragraph-rsid="00d8b3b6" style:font-size-asian="10pt" style:font-size-complex="10pt"/>
    </style:style>
    <style:style style:name="P16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085cdb4" style:font-size-asian="11pt" style:font-size-complex="11pt"/>
    </style:style>
    <style:style style:name="P17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8d6434" officeooo:paragraph-rsid="00eda07e" style:font-size-asian="11pt" style:font-size-complex="11pt"/>
    </style:style>
    <style:style style:name="P19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7e180c" officeooo:paragraph-rsid="007f5dc3" style:font-size-asian="11pt" style:font-size-complex="11pt"/>
    </style:style>
    <style:style style:name="P20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439400" style:font-name="Source Sans Pro" fo:font-size="14pt" fo:language="en" fo:country="CA" officeooo:rsid="007e180c" officeooo:paragraph-rsid="00ef6cdf" style:font-size-asian="14pt" style:font-size-complex="14pt"/>
    </style:style>
    <style:style style:name="P22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officeooo:rsid="00e03c95" officeooo:paragraph-rsid="00e03c95" style:font-size-asian="14pt" style:font-size-complex="14pt"/>
    </style:style>
    <style:style style:name="P23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officeooo:rsid="00814dfa" officeooo:paragraph-rsid="00814dfa" style:font-size-asian="14pt" style:font-size-complex="14pt"/>
    </style:style>
    <style:style style:name="P24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439400" style:font-name="Source Sans Pro" fo:font-size="14pt" fo:language="en" fo:country="CA" officeooo:rsid="007e180c" officeooo:paragraph-rsid="00ef6cdf" style:font-size-asian="14pt" style:font-size-complex="14pt"/>
    </style:style>
    <style:style style:name="T1" style:family="text">
      <style:text-properties officeooo:rsid="007ef9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ed35b8" style:font-weight-asian="normal" style:font-weight-complex="normal"/>
    </style:style>
    <style:style style:name="T4" style:family="text">
      <style:text-properties officeooo:rsid="00836a6e"/>
    </style:style>
    <style:style style:name="T5" style:family="text">
      <style:text-properties officeooo:rsid="0085cdb4"/>
    </style:style>
    <style:style style:name="T6" style:family="text">
      <style:text-properties officeooo:rsid="0089e90a"/>
    </style:style>
    <style:style style:name="T7" style:family="text">
      <style:text-properties officeooo:rsid="00927c07"/>
    </style:style>
    <style:style style:name="T8" style:family="text">
      <style:text-properties officeooo:rsid="0093bc9d"/>
    </style:style>
    <style:style style:name="T9" style:family="text">
      <style:text-properties officeooo:rsid="009728ea"/>
    </style:style>
    <style:style style:name="T10" style:family="text">
      <style:text-properties officeooo:rsid="00975df0"/>
    </style:style>
    <style:style style:name="T11" style:family="text">
      <style:text-properties officeooo:rsid="0099011f"/>
    </style:style>
    <style:style style:name="T12" style:family="text">
      <style:text-properties officeooo:rsid="00a0f00b"/>
    </style:style>
    <style:style style:name="T13" style:family="text">
      <style:text-properties officeooo:rsid="00aa3120"/>
    </style:style>
    <style:style style:name="T14" style:family="text">
      <style:text-properties officeooo:rsid="00aed12f"/>
    </style:style>
    <style:style style:name="T15" style:family="text">
      <style:text-properties officeooo:rsid="00b00c0e"/>
    </style:style>
    <style:style style:name="T16" style:family="text">
      <style:text-properties officeooo:rsid="00b3094d"/>
    </style:style>
    <style:style style:name="T17" style:family="text">
      <style:text-properties fo:color="#333333" officeooo:rsid="000fa4d7"/>
    </style:style>
    <style:style style:name="T18" style:family="text">
      <style:text-properties fo:color="#333333" fo:language="en" fo:country="US" officeooo:rsid="00d9744e"/>
    </style:style>
    <style:style style:name="T19" style:family="text">
      <style:text-properties fo:color="#333333" officeooo:rsid="00e03c95"/>
    </style:style>
    <style:style style:name="T20" style:family="text">
      <style:text-properties officeooo:rsid="00bc4db3"/>
    </style:style>
    <style:style style:name="T21" style:family="text">
      <style:text-properties fo:font-style="italic" officeooo:rsid="0087b8a5" style:font-style-asian="italic" style:font-style-complex="italic"/>
    </style:style>
    <style:style style:name="T22" style:family="text">
      <style:text-properties officeooo:rsid="00c9f48d"/>
    </style:style>
    <style:style style:name="T23" style:family="text">
      <style:text-properties style:font-name="Source Sans Pro" fo:font-size="11pt" style:font-size-asian="11pt" style:font-size-complex="11pt"/>
    </style:style>
    <style:style style:name="T24" style:family="text">
      <style:text-properties style:font-name="Source Sans Pro" fo:font-size="11pt" officeooo:rsid="00bc4db3" style:font-size-asian="11pt" style:font-size-complex="11pt"/>
    </style:style>
    <style:style style:name="T25" style:family="text">
      <style:text-properties style:font-name="Source Sans Pro" fo:font-size="11pt" officeooo:rsid="00cbf120" style:font-size-asian="11pt" style:font-size-complex="11pt"/>
    </style:style>
    <style:style style:name="T26" style:family="text">
      <style:text-properties style:font-name="Source Sans Pro" fo:font-size="11pt" officeooo:rsid="00b3094d" style:font-size-asian="11pt" style:font-size-complex="11pt"/>
    </style:style>
    <style:style style:name="T27" style:family="text">
      <style:text-properties style:font-name="Source Sans Pro" fo:font-size="11pt" officeooo:rsid="00ce5b55" style:font-size-asian="11pt" style:font-size-complex="11pt"/>
    </style:style>
    <style:style style:name="T28" style:family="text">
      <style:text-properties style:font-name="Source Sans Pro" fo:font-size="11pt" officeooo:rsid="00cf71a9" style:font-size-asian="11pt" style:font-size-complex="11pt"/>
    </style:style>
    <style:style style:name="T29" style:family="text">
      <style:text-properties style:font-name="Source Sans Pro" fo:font-size="11pt" officeooo:rsid="00d02353" style:font-size-asian="11pt" style:font-size-complex="11pt"/>
    </style:style>
    <style:style style:name="T30" style:family="text">
      <style:text-properties style:font-name="Source Sans Pro" fo:font-size="11pt" officeooo:rsid="00d8b3b6" style:font-size-asian="11pt" style:font-size-complex="11pt"/>
    </style:style>
    <style:style style:name="T31" style:family="text">
      <style:text-properties style:font-name="Source Sans Pro" fo:font-size="11pt" officeooo:rsid="00ddebe1" style:font-size-asian="11pt" style:font-size-complex="11pt"/>
    </style:style>
    <style:style style:name="T32" style:family="text">
      <style:text-properties style:font-name="Source Sans Pro" fo:font-size="11pt" officeooo:rsid="00e66e9f" style:font-size-asian="11pt" style:font-size-complex="11pt"/>
    </style:style>
    <style:style style:name="T33" style:family="text">
      <style:text-properties style:font-name="Source Sans Pro" fo:font-size="11pt" fo:language="en" fo:country="CA" style:font-size-asian="11pt" style:font-size-complex="11pt"/>
    </style:style>
    <style:style style:name="T34" style:family="text">
      <style:text-properties style:font-name="Source Sans Pro" fo:font-size="11pt" fo:language="en" fo:country="CA" officeooo:rsid="00bc4db3" style:font-size-asian="11pt" style:font-size-complex="11pt"/>
    </style:style>
    <style:style style:name="T35" style:family="text">
      <style:text-properties style:font-name="Source Sans Pro" fo:font-size="11pt" fo:language="en" fo:country="CA" officeooo:rsid="00ac5917" style:font-size-asian="11pt" style:font-size-complex="11pt"/>
    </style:style>
    <style:style style:name="T36" style:family="text">
      <style:text-properties style:font-name="Source Sans Pro" fo:font-size="11pt" fo:language="en" fo:country="CA" officeooo:rsid="00d30378" style:font-size-asian="11pt" style:font-size-complex="11pt"/>
    </style:style>
    <style:style style:name="T37" style:family="text">
      <style:text-properties style:font-name="Source Sans Pro" fo:font-size="11pt" fo:language="en" fo:country="CA" officeooo:rsid="00d8b3b6" style:font-size-asian="11pt" style:font-size-complex="11pt"/>
    </style:style>
    <style:style style:name="T38" style:family="text">
      <style:text-properties style:font-name="Source Sans Pro" fo:font-size="11pt" fo:language="en" fo:country="CA" officeooo:rsid="00ddebe1" style:font-size-asian="11pt" style:font-size-complex="11pt"/>
    </style:style>
    <style:style style:name="T39" style:family="text">
      <style:text-properties officeooo:rsid="00cbf120"/>
    </style:style>
    <style:style style:name="T40" style:family="text">
      <style:text-properties officeooo:rsid="00cd096c"/>
    </style:style>
    <style:style style:name="T41" style:family="text">
      <style:text-properties officeooo:rsid="00ce5b55"/>
    </style:style>
    <style:style style:name="T42" style:family="text">
      <style:text-properties officeooo:rsid="00d573bc"/>
    </style:style>
    <style:style style:name="T43" style:family="text">
      <style:text-properties officeooo:rsid="00d8b3b6"/>
    </style:style>
    <style:style style:name="T44" style:family="text">
      <style:text-properties officeooo:rsid="00dcf63d"/>
    </style:style>
    <style:style style:name="T45" style:family="text">
      <style:text-properties fo:color="#000000" fo:font-size="11pt" officeooo:rsid="00836a6e" style:font-size-asian="11pt" style:font-size-complex="11pt"/>
    </style:style>
    <style:style style:name="T46" style:family="text">
      <style:text-properties fo:color="#000000" fo:font-size="11pt" officeooo:rsid="009b3fc7" style:font-size-asian="11pt" style:font-size-complex="11pt"/>
    </style:style>
    <style:style style:name="T47" style:family="text">
      <style:text-properties officeooo:rsid="00e05ee0"/>
    </style:style>
    <style:style style:name="T48" style:family="text">
      <style:text-properties officeooo:rsid="00e22f41"/>
    </style:style>
    <style:style style:name="T49" style:family="text">
      <style:text-properties officeooo:rsid="00e38735"/>
    </style:style>
    <style:style style:name="T50" style:family="text">
      <style:text-properties officeooo:rsid="00ee85f4"/>
    </style:style>
    <style:style style:name="T51" style:family="text">
      <style:text-properties fo:font-style="normal" officeooo:rsid="0087b8a5" style:font-style-asian="normal" style:font-style-complex="normal"/>
    </style:style>
    <style:style style:name="T52" style:family="text">
      <style:text-properties fo:font-style="normal" officeooo:rsid="00c6da78" style:font-style-asian="normal" style:font-style-complex="normal"/>
    </style:style>
    <style:style style:name="T53" style:family="text">
      <style:text-properties officeooo:rsid="00f0e32d"/>
    </style:style>
    <style:style style:name="T54" style:family="text">
      <style:text-properties fo:color="#be3e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stin Michaud</text:p>
      <text:p text:style-name="P1"><text:span text:style-name="T19">Portfolio:</text:span> <text:a xlink:type="simple" xlink:href="http://justinmichaud.com/" text:style-name="Internet_20_link" text:visited-style-name="Visited_20_Internet_20_Link">http://justinmichaud.com</text:a> <text:s/><text:span text:style-name="T19">Github:</text:span> <text:a xlink:type="simple" xlink:href="http://github.com/jtjj222/" text:style-name="Internet_20_link" text:visited-style-name="Visited_20_Internet_20_Link">http://github.com/jtjj222/</text:a> <text:s/></text:p>
      <text:p text:style-name="P1"><text:a xlink:type="simple" xlink:href="mailto:hello@justinmichaud.com" text:style-name="Internet_20_link" text:visited-style-name="Visited_20_Internet_20_Link">hello@justinmichaud.com</text:a><text:span text:style-name="T18"> - </text:span><text:span text:style-name="T17">(226) 505-5463</text:span></text:p>
      <text:p text:style-name="P22"><text:span text:style-name="T47">Summary &amp; </text:span>Skills</text:p>
      <text:p text:style-name="P11">Enthusiastic software developer who can quickly apply new skills <text:span text:style-name="T12">to deliver business value. Experience:</text:span></text:p>
      <text:list xml:id="list6707858390508756265" text:style-name="L1">
        <text:list-item>
          <text:p text:style-name="P3"><text:span text:style-name="T11">C</text:span>ommunicating with <text:span text:style-name="T10">coworkers and</text:span> <text:span text:style-name="T10">clients </text:span>to <text:span text:style-name="T6">define</text:span> <text:span text:style-name="T42">and refine </text:span>project requirements</text:p>
        </text:list-item>
        <text:list-item>
          <text:p text:style-name="P6"><text:span text:style-name="T10">D</text:span>eliv<text:span text:style-name="T11">ering</text:span>, support<text:span text:style-name="T11">ing and maintaining </text:span>applications <text:span text:style-name="T6">for non-technical</text:span> clients</text:p>
        </text:list-item>
        <text:list-item>
          <text:p text:style-name="P4"><text:span text:style-name="T48">Worked with:</text:span> Java, <text:span text:style-name="T4">Python, </text:span>PHP, <text:span text:style-name="T6">HTML/CSS/JS, MySQL, Android, Arduino</text:span></text:p>
        </text:list-item>
      </text:list>
      <text:p text:style-name="P21"><text:span text:style-name="T54">Employment History</text:span></text:p>
      <text:p text:style-name="P25"><text:span text:style-name="T45">August 2016 – </text:span><text:span text:style-name="T46">September 2016 - </text:span><text:span text:style-name="T45">Sudbury Action Centre for Youth</text:span></text:p>
      <text:p text:style-name="P18"><text:span text:style-name="T9">Software Development </text:span>Contractor:</text:p>
      <text:list xml:id="list224949381193788" text:continue-numbering="true" text:style-name="L1">
        <text:list-item>
          <text:p text:style-name="P7">Built and <text:span text:style-name="T13">deployed </text:span>web application<text:span text:style-name="T7"> </text:span>to track <text:span text:style-name="T44">clients and donations using Python and Django</text:span></text:p>
        </text:list-item>
        <text:list-item>
          <text:p text:style-name="P8"><text:span text:style-name="T50">It produced r</text:span>eports <text:span text:style-name="T50">allowing SACY </text:span>to gain insight into how clients <text:span text:style-name="T15">use</text:span> their service<text:span text:style-name="T50">s, </text:span>seek funding, find areas to improve, <text:span text:style-name="T40">eliminate</text:span> manual labour <text:span text:style-name="T43">and focus on helping at-risk youth</text:span>. </text:p>
        </text:list-item>
        <text:list-item>
          <text:p text:style-name="P7"><text:span text:style-name="T51">Collected requirements </text:span><text:span text:style-name="T52">from non-technical users</text:span><text:span text:style-name="T51">, iterated frequently to refine them -</text:span><text:span text:style-name="T21"> ensured it created value</text:span></text:p>
        </text:list-item>
      </text:list>
      <text:p text:style-name="P19">June 2014 to <text:span text:style-name="T4">September 2016</text:span> <text:s/>- YMCA of Sudbury Employment Centre</text:p>
      <text:p text:style-name="P19"><text:span text:style-name="T2">Software Developer </text:span><text:span text:style-name="T3">and I.T. Support</text:span><text:span text:style-name="T1">:</text:span></text:p>
      <text:list xml:id="list224949091586570" text:continue-numbering="true" text:style-name="L1">
        <text:list-item>
          <text:p text:style-name="P9">Created <text:span text:style-name="T20">web application that t</text:span>rack<text:span text:style-name="T22">ed </text:span>camper purchases at John Island <text:span text:style-name="T16">C</text:span>amp, <text:span text:style-name="T49">saving ~20 hours per week in repetitive and error-prone labour and reducing errors</text:span></text:p>
        </text:list-item>
        <text:list-item>
          <text:p text:style-name="P5">Bui<text:span text:style-name="T4">lt and</text:span> maintain<text:span text:style-name="T4">ed public job board using PHP and MySQL, used by hundreds of clients. Saved job councillors time so they can focus on clients. </text:span></text:p>
        </text:list-item>
        <text:list-item>
          <text:p text:style-name="P12"><text:span text:style-name="T27">Developed</text:span><text:span text:style-name="T23"> </text:span><text:span text:style-name="T24">open-source</text:span><text:span text:style-name="T26"> </text:span><text:span text:style-name="T25">support tool for </text:span><text:span text:style-name="T30">remote </text:span><text:span text:style-name="T23">John Islan</text:span><text:span text:style-name="T28">d</text:span><text:span text:style-name="T26"> </text:span><text:span text:style-name="T30">Camp </text:span><text:span text:style-name="T28">using Java and </text:span><text:span text:style-name="T32">UDP </text:span><text:span text:style-name="T28">hole-punching</text:span><text:span text:style-name="T26">. </text:span><text:span text:style-name="T25">U</text:span><text:span text:style-name="T26">sed less bandwidth, was </text:span><text:span text:style-name="T28">easier to </text:span><text:span text:style-name="T29">start</text:span><text:span text:style-name="T28"> </text:span><text:span text:style-name="T25">than </text:span><text:span text:style-name="T26">existing solutions</text:span><text:span text:style-name="T30">.</text:span></text:p>
        </text:list-item>
        <text:list-item>
          <text:p text:style-name="P10"><text:span text:style-name="T41">Made</text:span> <text:span text:style-name="T20">Python</text:span> <text:span text:style-name="T39">tools </text:span>to <text:span text:style-name="T41">support</text:span> <text:span text:style-name="T41">public Linux computers</text:span>. <text:span text:style-name="T39">Supported guest sessions,</text:span> automatic logout, <text:span text:style-name="T14">and remote management. Reduced maintenance costs, increased security and enforced usage policies </text:span></text:p>
        </text:list-item>
      </text:list>
      <text:p text:style-name="P23">Interests / <text:span text:style-name="T5">Projects</text:span></text:p>
      <text:p text:style-name="P16">I enjoy everything from <text:span text:style-name="T8">playing oboe </text:span>to writing BASIC programs for my Commodore 64. <text:span text:style-name="T53">I enjoyed participating in hackathons including Hack the North and Mhacks. Projects include:</text:span></text:p>
      <text:list xml:id="list224950930855734" text:continue-numbering="true" text:style-name="L1">
        <text:list-item>
          <text:p text:style-name="P14"><text:span text:style-name="T37">C</text:span><text:span text:style-name="T33">ontributed </text:span><text:span text:style-name="T38">code for </text:span><text:span text:style-name="T33">gesture typing to the AnySoftKeyboard project, now the first Open Source swipe keyboard for Android. </text:span><text:span text:style-name="T38">I handled generating simulated paths for possible words and comparing them to the user input, and worked together with the maintainer to integrate it create unit tests.</text:span></text:p>
        </text:list-item>
        <text:list-item>
          <text:p text:style-name="P15"><text:span text:style-name="T33">A shooter game for Google Cardboard that uses </text:span><text:span text:style-name="T34">computer vision</text:span><text:span text:style-name="T33"> to track </text:span><text:span text:style-name="T36">the position of </text:span><text:span text:style-name="T33">your head. </text:span><text:span text:style-name="T35">It provided a challenge working with time constraints </text:span><text:span text:style-name="T36">and OpenGL.</text:span></text:p>
        </text:list-item>
        <text:list-item>
          <text:p text:style-name="P13"><text:span text:style-name="T23">Work in progress: I am working to create cheap </text:span><text:span text:style-name="T31">VR motion tracking, u</text:span><text:span text:style-name="T23">sing mirrors to scan line-lasers across the room </text:span><text:span text:style-name="T31">and IR to synchronize the emmiter/receiver. </text:span></text:p>
          <text:p text:style-name="P17"><text:span text:style-name="T23">More details and source code available at </text:span><text:a xlink:type="simple" xlink:href="http://justinmichaud.com/" text:style-name="Internet_20_link" text:visited-style-name="Visited_20_Internet_20_Link"><text:span text:style-name="T23">http://justinmichaud.com</text:span></text:a><text:span text:style-name="T23"> </text:span></text:p>
        </text:list-item>
      </text:list>
      <text:p text:style-name="P24">Education</text:p>
      <text:p text:style-name="P20">September 2016 to Present – Computer Science Co-Op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6-12-29T22:49:48.826848710</dc:date>
    <meta:editing-duration>PT18H41M5S</meta:editing-duration>
    <meta:editing-cycles>199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405" meta:character-count="2706" meta:non-whitespace-character-count="2332"/>
  </office:meta>
</office:document-meta>
</file>